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535" officeooo:paragraph-rsid="00038e51"/>
    </style:style>
    <style:style style:name="P2" style:family="paragraph" style:parent-style-name="Standard">
      <style:text-properties officeooo:paragraph-rsid="00038e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b.createCollection("books")</text:p>
      <text:p text:style-name="P2">db.books.insertMany([</text:p>
      <text:p text:style-name="P2"><text:s text:c="2"/>{</text:p>
      <text:p text:style-name="P2"><text:s text:c="4"/>TITLE: "MongoDB for Beginners",</text:p>
      <text:p text:style-name="P2"><text:s text:c="4"/>DESCRIPTION: "A comprehensive guide to learn MongoDB",</text:p>
      <text:p text:style-name="P2"><text:s text:c="4"/>BY: "John Doe",</text:p>
      <text:p text:style-name="P2"><text:s text:c="4"/>URL: "https://www.mongodb.com/learn/mongodb-for-beginners/",</text:p>
      <text:p text:style-name="P2"><text:s text:c="4"/>TAGS: ["mongodb", "beginners", "database"],</text:p>
      <text:p text:style-name="P2"><text:s text:c="4"/>LIKES: 100</text:p>
      <text:p text:style-name="P2"><text:s text:c="2"/>},</text:p>
      <text:p text:style-name="P2"><text:s text:c="2"/>{</text:p>
      <text:p text:style-name="P2"><text:s text:c="4"/>TITLE: "MongoDB Cookbook",</text:p>
      <text:p text:style-name="P2"><text:s text:c="4"/>DESCRIPTION: "A collection of recipes to help you solve common MongoDB problems",</text:p>
      <text:p text:style-name="P2"><text:s text:c="4"/>BY: "Jane Doe",</text:p>
      <text:p text:style-name="P2"><text:s text:c="4"/>URL: "https://www.mongodb.com/cookbook",</text:p>
      <text:p text:style-name="P2"><text:s text:c="4"/>TAGS: ["mongodb", "recipes", "database"],</text:p>
      <text:p text:style-name="P2"><text:s text:c="4"/>LIKES: 200</text:p>
      <text:p text:style-name="P2"><text:s text:c="2"/>},</text:p>
      <text:p text:style-name="P2"><text:s text:c="2"/>{</text:p>
      <text:p text:style-name="P2"><text:s text:c="4"/>TITLE: "MongoDB in Action",</text:p>
      <text:p text:style-name="P2"><text:s text:c="4"/>DESCRIPTION: "A hands-on guide to learn MongoDB through real-world examples",</text:p>
      <text:p text:style-name="P2"><text:s text:c="4"/>BY: "Peter Parker",</text:p>
      <text:p text:style-name="P2"><text:s text:c="4"/>URL: "https://www.manning.com/books/mongodb-in-action",</text:p>
      <text:p text:style-name="P2"><text:s text:c="4"/>TAGS: ["mongodb", "database", "development"],</text:p>
      <text:p text:style-name="P2"><text:s text:c="4"/>LIKES: 300</text:p>
      <text:p text:style-name="P2"><text:s text:c="2"/>},</text:p>
      <text:p text:style-name="P2"><text:s text:c="2"/>{</text:p>
      <text:p text:style-name="P2"><text:s text:c="4"/>TITLE: "MongoDB: The Definitive Guide",</text:p>
      <text:p text:style-name="P2"><text:s text:c="4"/>DESCRIPTION: "A comprehensive guide to learn MongoDB, covering all the features and concepts in detail",</text:p>
      <text:p text:style-name="P2"><text:s text:c="4"/>BY: "Kristina Chodorow",</text:p>
      <text:p text:style-name="P2"><text:s text:c="4"/>URL: "https://www.mongodb.com/books/mongodb-the-definitive-guide",</text:p>
      <text:p text:style-name="P2"><text:s text:c="4"/>TAGS: ["mongodb", "database", "reference"],</text:p>
      <text:p text:style-name="P2"><text:s text:c="4"/>LIKES: 400</text:p>
      <text:p text:style-name="P2"><text:s text:c="2"/>},</text:p>
      <text:p text:style-name="P2"><text:s text:c="2"/>{</text:p>
      <text:p text:style-name="P2"><text:s text:c="4"/>TITLE: "MongoDB: Sharding, Replication, and High Availability",</text:p>
      <text:p text:style-name="P2"><text:s text:c="4"/>DESCRIPTION: "A guide to learn about MongoDB sharding, replication, and high availability",</text:p>
      <text:p text:style-name="P2"><text:s text:c="4"/>BY: "Martin Kleppmann",</text:p>
      <text:p text:style-name="P2"><text:s text:c="4"/>URL: "https://www.manning.com/books/mongodb-sharding-replication-and-high-availability",</text:p>
      <text:p text:style-name="P2"><text:s text:c="4"/>TAGS: ["mongodb", "sharding", "replication", "high availability"],</text:p>
      <text:p text:style-name="P2"><text:s text:c="4"/>LIKES: 500</text:p>
      <text:p text:style-name="P2"><text:s text:c="2"/>}</text:p>
      <text:p text:style-name="P2">])</text:p>
      <text:p text:style-name="P2"/>
      <text:p text:style-name="P2"/>
      <text:p text:style-name="P2">db.books.insertOne({</text:p>
      <text:p text:style-name="P2"><text:s text:c="2"/>TITLE: "MongoDB for Developers",</text:p>
      <text:p text:style-name="P2"><text:s text:c="2"/>DESCRIPTION: "A guide to learn MongoDB for developers",</text:p>
      <text:p text:style-name="P2"><text:soft-page-break/><text:s text:c="2"/>BY: "John Doe",</text:p>
      <text:p text:style-name="P2"><text:s text:c="2"/>URL: "https://www.mongodb.com/learn/mongodb-for-developers/",</text:p>
      <text:p text:style-name="P2"><text:s text:c="2"/>TAGS: ["mongodb", "developers", "database"],</text:p>
      <text:p text:style-name="P2"><text:s text:c="2"/>LIKES: 600,</text:p>
      <text:p text:style-name="P2"><text:s text:c="2"/>USERNAME: "Bard",</text:p>
      <text:p text:style-name="P2"><text:s text:c="2"/>COMMENTS: "This book is great for learning MongoDB. It covers all the basics in a clear and concise way."</text:p>
      <text:p text:style-name="P2">})</text:p>
      <text:p text:style-name="P2"/>
      <text:p text:style-name="P1">1)db.books.find({ TITLE: "MongoDB" })</text:p>
      <text:p text:style-name="P1">2)db.books.find({ $or: [{ BY: "John Doe" }, { TITLE: "MongoDB" }] })</text:p>
      <text:p text:style-name="P1">3)db.books.find({ TITLE: "MongoDB", BY: "John Doe" })</text:p>
      <text:p text:style-name="P1">4)db.books.updateOne({ TITLE: "MongoDB" }, { $set: { TITLE: "MongoDB Overview" } })</text:p>
      <text:p text:style-name="P1">5)db.books.deleteOne({ TITLE: "NoSQL Overview" })</text:p>
      <text:p text:style-name="P1">6)db.books.find({ BY: "John Doe" }).skip(0).limit(2)</text:p>
      <text:p text:style-name="P1">7)db.books.createIndex(</text:p>
      <text:p text:style-name="P1"><text:s text:c="2"/>{ BY: 1 },</text:p>
      <text:p text:style-name="P1"><text:s text:c="2"/>{ unique: false }</text:p>
      <text:p text:style-name="P1">)</text:p>
      <text:p text:style-name="P1">8)db.books.find({ BY: "John Doe" }).hint({ BY: 1 })</text:p>
      <text:p text:style-name="P1">9)db.books.countDocuments({ BY: "John Doe" })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23:14:39.936000000</meta:creation-date>
    <dc:date>2023-11-07T23:14:53.985000000</dc:date>
    <meta:editing-duration>PT14S</meta:editing-duration>
    <meta:editing-cycles>1</meta:editing-cycles>
    <meta:document-statistic meta:table-count="0" meta:image-count="0" meta:object-count="0" meta:page-count="2" meta:paragraph-count="65" meta:word-count="263" meta:character-count="2362" meta:non-whitespace-character-count="2004"/>
    <meta:generator>LibreOffice/7.5.5.2$Windows_X86_64 LibreOffice_project/ca8fe7424262805f223b9a2334bc7181abbcbf5e</meta:generator>
  </office:meta>
</office:document-meta>
</file>